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52_888799313"/><text:bookmark-end text:name="__DdeLink__152_888799313"/>WHAT DO WE NEED TO HAVE IN A CUSTOMER MASTER LIST</text:p>
      <text:p text:style-name="Standard"/>
      <text:p text:style-name="Standard">Master customer list that once a name is filtered on will open up the entire customer history including the ability to modify the information held therein.</text:p>
      <text:p text:style-name="Standard"><text:tab/>Under each cust name</text:p>
      <text:p text:style-name="Standard"><text:tab/><text:tab/>Basic name address phones</text:p>
      <text:p text:style-name="Standard"><text:tab/><text:tab/>ability to assign account numbers</text:p>
      <text:p text:style-name="Standard"><text:tab/><text:tab/>ability to enter multiple phones</text:p>
      <text:p text:style-name="Standard"><text:tab/><text:tab/>ability to enter multiple emails</text:p>
      <text:p text:style-name="Standard"><text:tab/><text:tab/>NOTES </text:p>
      <text:p text:style-name="Standard"><text:tab/>Service Information</text:p>
      <text:p text:style-name="Standard"><text:tab/><text:tab/>Anniversary of annual</text:p>
      <text:p text:style-name="Standard"><text:tab/><text:tab/>Any service performed including capital improvements</text:p>
      <text:p text:style-name="Standard"><text:tab/>Delivery Information</text:p>
      <text:p text:style-name="Standard"><text:tab/><text:tab/>Ability to get total gallons or money spent for any date range.</text:p>
      <text:p text:style-name="Standard"><text:tab/></text:p>
      <text:p text:style-name="Standard"><text:tab/>Credit Information</text:p>
      <text:p text:style-name="Standard"><text:tab/><text:tab/>ability to keep (PCI compliant) multiple credit card/banking information</text:p>
      <text:p text:style-name="Standard"><text:tab/>Tax information</text:p>
      <text:p text:style-name="Standard"><text:tab/>Customer system type information</text:p>
      <text:p text:style-name="Standard"/>
      <text:p text:style-name="Standard"/>
      <text:p text:style-name="Standard">MASTER LIST CONFIGURATION</text:p>
      <text:p text:style-name="Standard">Customer number (assigned by system)</text:p>
      <text:p text:style-name="Standard">last name</text:p>
      <text:p text:style-name="Standard">first names</text:p>
      <text:p text:style-name="Standard">street address</text:p>
      <text:p text:style-name="Standard">city state zip</text:p>
      <text:p text:style-name="Standard">phone number(s) (main phone # &amp; supplemental)</text:p>
      <text:p text:style-name="Standard">email(s) (main email &amp; supplemental email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corporate manual operations</text:p>
      <text:p text:style-name="Standard"><text:tab/>reminder emails</text:p>
      <text:p text:style-name="Standard"><text:tab/>price change emails</text:p>
      <text:p text:style-name="Standard"><text:tab/>monthly budget letters</text:p>
      <text:p text:style-name="Standard"><text:tab/>mailing label</text:p>
      <text:p text:style-name="Standard"><text:tab/>run credit cards</text:p>
      <text:p text:style-name="Standard"><text:tab/>Archive old customers information</text:p>
      <text:p text:style-name="Standard"/>
      <text:p text:style-name="Standard">individual entry of service tickets</text:p>
      <text:p text:style-name="Standard">batch entry of oil tickets</text:p>
      <text:p text:style-name="Standard"/>
      <text:p text:style-name="Standard"/>
      <text:p text:style-name="Standard"/>
      <text:p text:style-name="Standard"/>
      <text:p text:style-name="Standard">be able to run reports:</text:p>
      <text:p text:style-name="Standard">monthly budgets</text:p>
      <text:p text:style-name="Standard">Accounts/Receivable reports</text:p>
      <text:p text:style-name="Standard">delinquencies reports</text:p>
      <text:p text:style-name="Standard">credit balance reports</text:p>
      <text:p text:style-name="Standard">loyalty cleaning dates</text:p>
      <text:p text:style-name="Standard">FS cleaning dates</text:p>
      <text:p text:style-name="Standard">COD cleaning dat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2:48:05.08</meta:creation-date>
    <dc:date>2018-03-16T14:44:07.35</dc:date>
    <meta:editing-duration>PT1H56M1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2" meta:paragraph-count="43" meta:word-count="186" meta:character-count="1265"/>
  </office:meta>
</office:document-meta>
</file>